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1000000587432C3F9.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10 Pitch" svg:font-family="'Courier 10 Pitch'"/>
    <style:font-face style:name="Liberation Serif1" svg:font-family="'Liberation Serif'"/>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84cm" fo:margin-left="-0.123cm" table:align="left" style:writing-mode="lr-tb"/>
    </style:style>
    <style:style style:name="Tabla1.A" style:family="table-column">
      <style:table-column-properties style:column-width="1.843cm"/>
    </style:style>
    <style:style style:name="Tabla1.B" style:family="table-column">
      <style:table-column-properties style:column-width="13.996cm"/>
    </style:style>
    <style:style style:name="Tabla1.1" style:family="table-row">
      <style:table-row-properties fo:keep-together="auto"/>
    </style:style>
    <style:style style:name="Tabla1.A1" style:family="table-cell">
      <style:table-cell-properties style:vertical-align="top" fo:padding-left="0.123cm" fo:padding-right="0.123cm" fo:padding-top="0cm" fo:padding-bottom="0cm" fo:border="none" style:writing-mode="lr-tb"/>
    </style:style>
    <style:style style:name="P1" style:family="paragraph" style:parent-style-name="Header">
      <style:paragraph-properties fo:text-align="center" style:justify-single-word="false"/>
      <style:text-properties fo:color="#000000"/>
    </style:style>
    <style:style style:name="P2" style:family="paragraph" style:parent-style-name="Header">
      <style:paragraph-properties fo:text-align="center" style:justify-single-word="false"/>
    </style:style>
    <style:style style:name="P3"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P4"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P5"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P6" style:family="paragraph" style:parent-style-name="Standard">
      <style:paragraph-properties fo:text-align="justify" style:justify-single-word="false"/>
    </style:style>
    <style:style style:name="P7" style:family="paragraph" style:parent-style-name="Sangría_20_2_20_de_20_t._20_independiente">
      <style:paragraph-properties fo:margin-left="6.535cm" fo:margin-right="0cm" fo:text-indent="-6.562cm" style:auto-text-indent="false"/>
    </style:style>
    <style:style style:name="P8" style:family="paragraph" style:parent-style-name="Text_20_body">
      <style:text-properties fo:language="en" fo:country="US"/>
    </style:style>
    <style:style style:name="P9" style:family="paragraph" style:parent-style-name="Text_20_body">
      <style:paragraph-properties fo:text-align="start" style:justify-single-word="false"/>
    </style:style>
    <style:style style:name="P10" style:family="paragraph" style:parent-style-name="Text_20_body">
      <style:paragraph-properties fo:text-align="start" style:justify-single-word="false"/>
      <style:text-properties fo:language="es" fo:country="ES"/>
    </style:style>
    <style:style style:name="P11" style:family="paragraph" style:parent-style-name="Text_20_body">
      <style:paragraph-properties fo:text-align="start" style:justify-single-word="false"/>
      <style:text-properties fo:language="es" fo:country="MX"/>
    </style:style>
    <style:style style:name="P12" style:family="paragraph" style:parent-style-name="Text_20_body">
      <style:paragraph-properties fo:margin-left="0cm" fo:margin-right="0cm" fo:text-align="justify" style:justify-single-word="false" fo:text-indent="0.009cm" style:auto-text-indent="false"/>
      <style:text-properties fo:language="es" fo:country="MX"/>
    </style:style>
    <style:style style:name="P13" style:family="paragraph" style:parent-style-name="Text_20_body">
      <style:paragraph-properties fo:margin-left="0cm" fo:margin-right="0cm" fo:text-indent="0.501cm" style:auto-text-indent="false"/>
    </style:style>
    <style:style style:name="P14" style:family="paragraph" style:parent-style-name="Standard">
      <style:paragraph-properties fo:margin-left="6.269cm" fo:margin-right="0cm" fo:text-align="justify" style:justify-single-word="false" fo:text-indent="-6.248cm" style:auto-text-indent="false">
        <style:tab-stops/>
      </style:paragraph-properties>
    </style:style>
    <style:style style:name="P15" style:family="paragraph" style:parent-style-name="Standard">
      <style:paragraph-properties fo:margin-top="0.176cm" fo:margin-bottom="0.176cm"/>
    </style:style>
    <style:style style:name="P16" style:family="paragraph" style:parent-style-name="Standard">
      <style:paragraph-properties fo:margin-left="0cm" fo:margin-right="0cm" fo:text-indent="0.801cm" style:auto-text-indent="false"/>
    </style:style>
    <style:style style:name="P17" style:family="paragraph" style:parent-style-name="Standard">
      <style:paragraph-properties fo:margin-left="0cm" fo:margin-right="0cm" fo:text-indent="0.801cm" style:auto-text-indent="false"/>
      <style:text-properties fo:language="es" fo:country="MX"/>
    </style:style>
    <style:style style:name="P18" style:family="paragraph" style:parent-style-name="Standard">
      <style:paragraph-properties fo:margin-left="0cm" fo:margin-right="0cm" fo:text-align="justify" style:justify-single-word="false" fo:text-indent="0.801cm" style:auto-text-indent="false"/>
      <style:text-properties fo:language="es" fo:country="MX"/>
    </style:style>
    <style:style style:name="P19" style:family="paragraph" style:parent-style-name="Standard">
      <style:paragraph-properties fo:margin-left="0cm" fo:margin-right="0cm" fo:text-align="justify" style:justify-single-word="false" fo:text-indent="0.801cm" style:auto-text-indent="false"/>
    </style:style>
    <style:style style:name="P20" style:family="paragraph" style:parent-style-name="Sangría_20_2_20_de_20_t._20_independiente">
      <style:paragraph-properties fo:margin-left="0.009cm" fo:margin-right="0cm" fo:text-align="justify" style:justify-single-word="false" fo:text-indent="0cm" style:auto-text-indent="false"/>
    </style:style>
    <style:style style:name="P21" style:family="paragraph" style:parent-style-name="Sangría_20_2_20_de_20_t._20_independiente">
      <style:paragraph-properties fo:margin-left="0.009cm" fo:margin-right="0cm" fo:text-align="justify" style:justify-single-word="false" fo:text-indent="0cm" style:auto-text-indent="false"/>
      <style:text-properties fo:language="es" fo:country="MX"/>
    </style:style>
    <style:style style:name="P22" style:family="paragraph" style:parent-style-name="Standard" style:master-page-name="Standard">
      <style:paragraph-properties fo:text-align="center" style:justify-single-word="false" style:page-number="auto"/>
      <style:text-properties fo:language="es" fo:country="MX"/>
    </style:style>
    <style:style style:name="P23" style:family="paragraph" style:parent-style-name="Sangría_20_2_20_de_20_t._20_independiente">
      <style:paragraph-properties fo:margin-left="0.009cm" fo:margin-right="0cm" fo:text-align="justify" style:justify-single-word="false" fo:text-indent="0cm" style:auto-text-indent="false"/>
      <style:text-properties fo:language="es" fo:country="MX"/>
    </style:style>
    <style:style style:name="T1" style:family="text">
      <style:text-properties fo:font-size="8pt" fo:font-weight="bold" style:font-size-asian="8pt" style:font-weight-asian="bold" style:font-size-complex="8pt"/>
    </style:style>
    <style:style style:name="T2" style:family="text">
      <style:text-properties fo:font-size="5pt" style:font-size-asian="5pt" style:font-size-complex="5pt"/>
    </style:style>
    <style:style style:name="T3" style:family="text">
      <style:text-properties fo:color="#000000" style:font-name="Liberation Serif1" fo:font-size="12pt" fo:language="es" fo:country="AR" fo:font-weight="normal"/>
    </style:style>
    <style:style style:name="T4" style:family="text">
      <style:text-properties fo:font-weight="bold"/>
    </style:style>
    <style:style style:name="T5" style:family="text">
      <style:text-properties fo:font-weight="normal" style:font-weight-asian="normal" style:font-weight-complex="normal"/>
    </style:style>
    <style:style style:name="T6" style:family="text">
      <style:text-properties fo:language="es" fo:country="MX"/>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ECLARACIÓN N° 1777-CM-14</text:p>
      <text:p text:style-name="P6"/>
      <text:p text:style-name="P6"/>
      <text:p text:style-name="P14">DESCRIPCIÓN SINTÉTICA: DECLARAR DE INTERÉS MUNICIPAL 5º <text:s/>ENCUENTRO NACIONAL DE BARTENDERS CLÁSICO BARILOCHE 2014<text:span text:style-name="T3">.</text:span></text:p>
      <text:p text:style-name="P7"/>
      <text:p text:style-name="P7">ANTECEDENTES</text:p>
      <text:h text:style-name="Heading_20_4" text:outline-level="4" text:is-list-header="true"/>
      <text:p text:style-name="P19">Carta Orgánica Municipal.</text:p>
      <text:p text:style-name="P19"/>
      <text:p text:style-name="P19">Ordenanza 2071-CM-10. Jerarquización de las declaraciones de interés del Concejo Municipal. Reglamentación.</text:p>
      <text:p text:style-name="P18"/>
      <text:p text:style-name="P18">Nota solicitando la declaración de interés del Encuentro.</text:p>
      <text:p text:style-name="P18"/>
      <text:p text:style-name="P18">Planilla con firmas adhiriendo a la solicitud de la declaración.</text:p>
      <text:p text:style-name="P19"/>
      <text:p text:style-name="P6">FUNDAMENTOS</text:p>
      <text:p text:style-name="P17"/>
      <text:p text:style-name="P18">Desde hace cinco años, diferentes bartenders de nuestra ciudad se unieron <text:s/>para organizar y realizar un certamen de coctelería; ellos están agrupados a la A.B.P.P. (Asociación de Bartenders Profesionales de la Patagonia) y trabajan en conjunto con Cocktails Neuquén y Viedma.</text:p>
      <text:p text:style-name="P18"/>
      <text:p text:style-name="P18">Dicho encuentro se diagrama con el objetivo de lograr que la profesión y el trabajo de los bartenders de la Patagonia sean reconocidos nacional e internacionalmente, cambiando la idea de que es sólo un trabajo nocturno para ser reconocido <text:s/>como <text:s/>una profesión donde se pueden preparar variedades de cócteles con y sin alcohol para el deleite de todos, en todos los horarios. Otro objetivo es lograr que los tragos sean incluidos en los menú de hoteles, confiterías, restaurantes de la Patagonia y resto del país.</text:p>
      <text:p text:style-name="P18"/>
      <text:p text:style-name="P18">Esta actividad comenzó en diciembre de 2010 en Charming Luxury Logde y Private Spa en el 7,500 Km. de Av. Ezequiel Bustillo dentro del Evento “Comer en Patagonia” junto al Sr. Guillermo Luque (periodista nacional), donde se contó con la participación de 8 bartenders locales.</text:p>
      <text:p text:style-name="P18"/>
      <text:p text:style-name="P18">En el 2011 se realizó en The Roxy Pub (calle San Martín de esta ciudad), donde se contó con una concurrencia de más de 20 bartenders, contando por primera vez con la participación de Cocktails Neuquén y contingentes de Viedma y Chile, con sus alumnos y profesionales, marcando un notable crecimiento en la participación.</text:p>
      <text:p text:style-name="P18"/>
      <text:p text:style-name="P18">A partir del 3º encuentro se comenzó a realizar en la Confitería Nivel Uno del Casino Tresor Bariloche dentro del marco de las actividades del Aniversario de la ciudad. En el mismo se contó con la presencia de más de 30 bartenders, entre amateur y profesionales que representaron a las provincias de Mendoza, Tucumán, Río Negro (Roca, Viedma, El Bolsón, Bariloche) y Chubut.</text:p>
      <text:p text:style-name="P18"/>
      <text:p text:style-name="P18">A estos encuentros se le suma la realización del Certamen de Coctelería de la 42º Fiesta Nacional de la Nieve, donde se contó con la presencia de participantes de Brasil y se realizó el 1º Certamen Nacional e Internacional de coctelería sin alcohol dentro de los eventos diagramados por la Mesa 6 de Septiembre, en este último además se <text:s/>sumó Uruguay.</text:p>
      <text:p text:style-name="P17"><text:soft-page-break/></text:p>
      <text:p text:style-name="P18">Asimismo <text:s/>se intenta que <text:s/>dicho encuentro <text:s/>permita la participación y representación de otras ciudades y países, siendo esto una fuente de apertura y extensión cultural. <text:s/>La expectativa es conseguir que se logre continuidad año tras año y que se puedan ir ampliando las categorías.</text:p>
      <text:p text:style-name="P18"/>
      <text:p text:style-name="P18">Es un encuentro hecho en Bariloche, por barilochenses en el mes aniversario de nuestra ciudad y se ha instalado como un clásico en la Patagonia.</text:p>
      <text:p text:style-name="P18"/>
      <text:p text:style-name="P18">Por estos motivos <text:s/>consideramos que amerita la declaración de interés municipal.</text:p>
      <text:p text:style-name="P17"/>
      <text:p text:style-name="P17"/>
      <text:p text:style-name="P15"><text:span text:style-name="T5">AUTORES:</text:span><text:span text:style-name="T4"> </text:span>Concejales Arq. Carlos Valeri, Prof. Alfredo Martín y Dr. Diego Benítez (FG).</text:p>
      <text:p text:style-name="P17"/>
      <text:p text:style-name="P17"/>
      <text:p text:style-name="P16"><text:span text:style-name="T6">El</text:span> proyecto original Nº 547/14 fue aprobado en la sesión del día 3 de abril de 2014, según consta en el Acta Nº 1016/14. Por ello, en ejercicio de las atribuciones que le otorga el Art. 38, inciso 2, de la Carta Orgánica Municipal,</text:p>
      <text:p text:style-name="Text_20_body"/>
      <text:p text:style-name="Text_20_body"/>
      <text:p text:style-name="Text_20_body">EL CONCEJO MUNICIPAL DE SAN CARLOS DE BARILOCHE</text:p>
      <text:p text:style-name="Text_20_body">SANCIONA CON CARÁCTER DE </text:p>
      <text:p text:style-name="Text_20_body"/>
      <text:p text:style-name="P8">DECLARACIÓN</text:p>
      <text:p text:style-name="P8"/>
      <text:p text:style-name="P8"/>
      <table:table table:name="Tabla1" table:style-name="Tabla1">
        <table:table-column table:style-name="Tabla1.A"/>
        <table:table-column table:style-name="Tabla1.B"/>
        <table:table-row table:style-name="Tabla1.1">
          <table:table-cell table:style-name="Tabla1.A1" office:value-type="string">
            <text:p text:style-name="P10">Art. <text:s/>1°) </text:p>
          </table:table-cell>
          <table:table-cell table:style-name="Tabla1.A1" office:value-type="string">
            <text:p text:style-name="P20"><text:span text:style-name="T6">Se declara de interés municipal el 5º Encuentro Nacional </text:span>de Bartenders Clásico Bariloche 2014<text:span text:style-name="T6">, que se realiza los días 5 y 6 de mayo de 2014, en la ciudad de San Carlos de Bariloche.</text:span></text:p>
            <text:p text:style-name="P21"/>
          </table:table-cell>
        </table:table-row>
        <table:table-row table:style-name="Tabla1.1">
          <table:table-cell table:style-name="Tabla1.A1" office:value-type="string">
            <text:p text:style-name="P11">Art. <text:s/>2°)</text:p>
          </table:table-cell>
          <table:table-cell table:style-name="Tabla1.A1" office:value-type="string">
            <text:p text:style-name="P21">La presente declaración no implica la obligatoriedad de efectuar erogaciones por parte de la Administración Municipal.</text:p>
            <text:p text:style-name="P21"/>
          </table:table-cell>
        </table:table-row>
        <table:table-row table:style-name="Tabla1.1">
          <table:table-cell table:style-name="Tabla1.A1" office:value-type="string">
            <text:p text:style-name="P11">Art. <text:s/>3º)</text:p>
          </table:table-cell>
          <table:table-cell table:style-name="Tabla1.A1" office:value-type="string">
            <text:p text:style-name="P12">Comuníquese. Dése a publicidad. Tómese razón. Cumplido, archívese.</text:p>
          </table:table-cell>
        </table:table-row>
      </table:table>
      <text:p text:style-name="P13"/>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Courier 10 Pitch" svg:font-family="'Courier 10 Pitch'"/>
    <style:font-face style:name="Liberation Serif1" svg:font-family="'Liberation Serif'"/>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AR"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roid Sans Fallback1" style:font-size-asian="14pt" style:font-name-complex="FreeSans2" style:font-size-complex="14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omplex="FreeSans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ab-stops>
          <style:tab-stop style:position="6.244cm"/>
        </style:tab-stops>
      </style:paragraph-properties>
      <style:text-properties style:font-size-complex="10pt" style:font-weight-complex="bold"/>
    </style:style>
    <style:style style:name="Heading_20_4" style:display-name="Heading 4" style:family="paragraph" style:parent-style-name="Standard" style:next-style-name="Standard" style:default-outline-level="4" style:class="text">
      <style:paragraph-properties fo:text-align="justify" style:justify-single-word="false" fo:keep-with-next="always"/>
      <style:text-properties style:font-size-complex="10pt"/>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Text_20_body_20_indent" style:display-name="Text body indent" style:family="paragraph" style:parent-style-name="Standard" style:class="text">
      <style:paragraph-properties fo:margin="100%" fo:margin-left="2.251cm" fo:margin-right="0cm" fo:margin-top="0cm" fo:margin-bottom="0cm" fo:text-align="justify" style:justify-single-word="false" fo:text-indent="-2.251cm" style:auto-text-indent="false"/>
      <style:text-properties style:font-size-complex="10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100%" fo:margin-left="6.085cm" fo:margin-right="0cm" fo:margin-top="0cm" fo:margin-bottom="0cm" fo:text-align="justify" style:justify-single-word="false" fo:text-indent="-6.085cm" style:auto-text-indent="false"/>
    </style:style>
    <style:style style:name="Sangría_20_3_20_de_20_t._20_independiente" style:display-name="Sangría 3 de t. independiente" style:family="paragraph" style:parent-style-name="Standard">
      <style:paragraph-properties fo:margin="100%" fo:margin-left="0cm" fo:margin-right="0cm" fo:margin-top="0cm" fo:margin-bottom="0cm" fo:text-align="justify" style:justify-single-word="false" fo:text-indent="0.529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text-properties fo:language="es" fo:country="ES"/>
    </style:style>
    <style:style style:name="Default" style:family="paragraph">
      <style:paragraph-properties fo:orphans="2" fo:widows="2"/>
      <style:text-properties fo:color="#000000" style:font-name="Arial1" fo:font-size="12pt" fo:language="es" fo:country="ES"/>
    </style:style>
    <style:style style:name="Absatz-Standardschriftart" style:family="text"/>
    <style:style style:name="WW-Absatz-Standardschriftart" style:family="text"/>
    <style:style style:name="Fuente_20_de_20_párrafo_20_predeter." style:display-name="Fuente de párrafo predeter."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Art. " style:num-suffix="º)" style:num-format="1" text:start-value="0">
        <style:list-level-properties text:list-level-position-and-space-mode="label-alignment">
          <style:list-level-label-alignment text:label-followed-by="listtab" text:list-tab-stop-position="1.905cm"/>
        </style:list-level-properties>
      </text:outline-level-style>
      <text:outline-level-style text:level="2" style:num-prefix="Sección " style:num-format="1" text:display-levels="2">
        <style:list-level-properties text:list-level-position-and-space-mode="label-alignment">
          <style:list-level-label-alignment text:label-followed-by="listtab" text:list-tab-stop-position="1.905cm"/>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778cm" fo:text-indent="-0.762cm" fo:margin-left="1.778cm"/>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outline-level-style>
      <text:outline-level-style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outline-level-style>
      <text:outline-level-style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Art. " style:num-suffix="º)" style:num-format="1" text:start-value="0">
        <style:list-level-properties text:list-level-position-and-space-mode="label-alignment">
          <style:list-level-label-alignment text:label-followed-by="listtab" text:list-tab-stop-position="1.905cm"/>
        </style:list-level-properties>
      </text:list-level-style-number>
      <text:list-level-style-number text:level="2" style:num-prefix="Sección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000000"/>
    </style:style>
    <style:style style:name="MP2" style:family="paragraph" style:parent-style-name="Sangría_20_2_20_de_20_t._20_independiente">
      <style:paragraph-properties fo:margin-left="0.009cm" fo:margin-right="0cm" fo:text-align="end" style:justify-single-word="false" fo:text-indent="-0.009cm" style:auto-text-indent="false"/>
      <style:text-properties style:font-name="Trebuchet MS" fo:font-size="8pt" fo:font-weight="bold" style:font-size-asian="8pt" style:font-weight-asian="bold" style:font-name-complex="Trebuchet MS" style:font-size-complex="8pt"/>
    </style:style>
    <style:style style:name="MP3" style:family="paragraph" style:parent-style-name="Sangría_20_2_20_de_20_t._20_independiente">
      <style:paragraph-properties fo:margin-left="0.009cm" fo:margin-right="0cm" fo:text-align="end" style:justify-single-word="false" fo:text-indent="-0.009cm" style:auto-text-indent="false" fo:padding-left="0cm" fo:padding-right="0cm" fo:padding-top="0cm" fo:padding-bottom="0.035cm" fo:border-left="none" fo:border-right="none" fo:border-top="none" fo:border-bottom="0.51pt solid #000000"/>
      <style:text-properties style:font-name="Trebuchet MS" fo:font-size="8pt" fo:font-weight="bold" style:font-size-asian="8pt" style:font-weight-asian="bold" style:font-name-complex="Trebuchet MS" style:font-size-complex="8pt"/>
    </style:style>
    <style:style style:name="MP4" style:family="paragraph" style:parent-style-name="Sangría_20_2_20_de_20_t._20_independiente">
      <style:paragraph-properties fo:margin-left="0.009cm" fo:margin-right="0cm" fo:text-align="center" style:justify-single-word="false" fo:text-indent="-0.009cm" style:auto-text-indent="false" fo:padding-left="0cm" fo:padding-right="0cm" fo:padding-top="0cm" fo:padding-bottom="0.035cm" fo:border-left="none" fo:border-right="none" fo:border-top="none" fo:border-bottom="0.51pt solid #000000"/>
      <style:text-properties fo:color="#000000" style:font-name="Trebuchet MS" style:font-name-complex="Trebuchet MS"/>
    </style:style>
    <style:style style:name="MP5" style:family="paragraph" style:parent-style-name="Header">
      <style:paragraph-properties fo:text-align="center" style:justify-single-word="false"/>
    </style:style>
    <style:style style:name="MT1" style:family="text">
      <style:text-properties fo:font-size="8pt" fo:font-weight="bold" style:font-size-asian="8pt" style:font-weight-asian="bold" style:font-size-complex="8pt"/>
    </style:style>
    <style:style style:name="MT2" style:family="text">
      <style:text-properties fo:font-size="5pt" style:font-size-asian="5pt" style:font-size-complex="5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35.56cm" style:num-format="1" style:print-orientation="portrait" fo:margin-top="1.27cm" fo:margin-bottom="3.069cm" fo:margin-left="3cm" fo:margin-right="3cm" style:writing-mode="lr-tb" style:layout-grid-color="#c0c0c0" style:layout-grid-lines="91"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0.099cm" fo:margin-left="0cm" fo:margin-right="0cm" fo:margin-top="0cm" style:dynamic-spacing="true"/>
      </style:footer-style>
    </style:page-layout>
    <style:page-layout style:name="Mpm2">
      <style:page-layout-properties fo:page-width="21.59cm" fo:page-height="35.56cm" style:num-format="1" style:print-orientation="portrait" fo:margin-top="2.501cm" fo:margin-bottom="1.369cm" fo:margin-left="3cm" fo:margin-right="3cm" style:writing-mode="lr-tb" style:layout-grid-color="#c0c0c0" style:layout-grid-lines="88" style:layout-grid-base-height="0.36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
        <text:p text:style-name="MP3"/>
        <text:p text:style-name="MP4"><text:span text:style-name="MT1"><text:line-break/><text:line-break/><text:line-break/></text:span><draw:frame draw:style-name="Mfr1" draw:name="gráficos1" text:anchor-type="char" svg:x="0cm" svg:y="-0.972cm" svg:width="6.976cm" svg:height="2.526cm" draw:z-index="1"><draw:image xlink:href="Pictures/10000000000000F1000000587432C3F9.jpg" xlink:type="simple" xlink:show="embed" xlink:actuate="onLoad"/><draw:contour-polygon svg:width="8.494cm" svg:height="3.073cm" svg:viewBox="0 0 8494 3073" draw:points="0,0 0,3073 8494,3073 8494,0" draw:recreate-on-edit="false"/></draw:frame><text:span text:style-name="MT1"> <text:s text:c="71"/>"Donar órganos, tejidos y sangre, es Donar Vida”<text:line-break/> <text:s text:c="95"/></text:span><text:span text:style-name="MT2">(Ordenanza 1421-CM-2004)</text:span></text:p>
        <text:p text:style-name="MP5"/>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RDENANZA Nº -CM-02</dc:title>
    <meta:initial-creator>Un usuario de Microsoft Office satisfecho.</meta:initial-creator>
    <meta:creation-date>2004-09-21T12:44:00</meta:creation-date>
    <dc:creator>Nora </dc:creator>
    <dc:date>2014-04-10T12:50:30</dc:date>
    <meta:print-date>2014-04-10T12:43:31</meta:print-date>
    <meta:editing-cycles>29</meta:editing-cycles>
    <meta:editing-duration>PT19M</meta:editing-duration>
    <meta:generator>LibreOffice/3.5$Linux_x86 LibreOffice_project/350m1$Build-2</meta:generator>
    <meta:printed-by>Nora </meta:printed-by>
    <meta:document-statistic meta:table-count="1" meta:image-count="1" meta:object-count="0" meta:page-count="2" meta:paragraph-count="29" meta:word-count="625" meta:character-count="4064" meta:non-whitespace-character-count="3282"/>
    <meta:user-defined meta:name="Información 1"/>
    <meta:user-defined meta:name="Información 2"/>
    <meta:user-defined meta:name="Información 3"/>
    <meta:user-defined meta:name="Información 4"/>
  </office:meta>
</office:document-meta>
</file>